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etector</text:p>
          </table:table-cell>
          <table:table-cell table:style-name="ce1" office:value-type="string" calcext:value-type="string">
            <text:p>Descriptor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Matches</text:p>
          </table:table-cell>
          <table:table-cell table:style-name="ce1" office:value-type="string" calcext:value-type="string">
            <text:p>Matching</text:p>
          </table:table-cell>
          <table:table-cell table:style-name="ce1" office:value-type="string" calcext:value-type="string">
            <text:p>Ratio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SK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EF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ORB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FREAK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AK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AK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AKA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AKA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AKAZ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AKAZ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AKAZ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AKAZ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AKA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AKA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SIFT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style-name="ce2" table:number-columns-repeated="1024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AK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AK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AKA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AKA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AKAZ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AKAZ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AKAZ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AKAZ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AKA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AKA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2">
          <table:table-cell table:style-name="ce2" table:number-columns-repeated="1024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0" calcext:value-type="float">
            <text:p>1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0" calcext:value-type="float">
            <text:p>1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0" calcext:value-type="float">
            <text:p>1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10" calcext:value-type="float">
            <text:p>1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AK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AK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AKA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AKA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AKAZ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AKAZ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AKAZ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AKAZ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AKA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AKA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0" calcext:value-type="float">
            <text:p>1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10" calcext:value-type="float">
            <text:p>10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0" calcext:value-type="float">
            <text:p>10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0" calcext:value-type="float">
            <text:p>10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AK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AK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AKA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AKA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AKAZ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AKAZ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AKAZ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AKAZ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AKA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AKA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style-name="ce2" table:number-columns-repeated="1024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style-name="ce2" table:number-columns-repeated="1024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7" calcext:value-type="float">
            <text:p>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9" calcext:value-type="float">
            <text:p>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style-name="ce2" table:number-columns-repeated="1024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AK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AK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AKA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AKA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AKAZ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AKAZ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AKAZ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AKAZ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AKA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AKA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23:11:24.741607048</meta:creation-date>
    <meta:generator>LibreOffice/6.0.7.3$Linux_X86_64 LibreOffice_project/00m0$Build-3</meta:generator>
    <dc:date>2020-02-06T23:44:03.644275622</dc:date>
    <meta:editing-duration>PT32M26S</meta:editing-duration>
    <meta:editing-cycles>25</meta:editing-cycles>
    <meta:document-statistic meta:table-count="1" meta:cell-count="2373" meta:object-count="0"/>
  </office:meta>
</office:document-meta>
</file>